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tils.endElement( ContentHandler content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data( ContentHandler contentHandler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tils.addCDATAAttribute( AttributesImpl ai , String local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startElement( ContentHandler content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startElement( ContentHandler contentHandler ,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